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false" fo:keep-together="always"/>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false" fo:keep-together="always"/>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6"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false" fo:keep-together="always"/>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false" fo:keep-together="always"/>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false" fo:keep-together="always"/>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false" fo:keep-together="always"/>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Standard">
      <style:paragraph-properties style:snap-to-layout-gri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text-properties style:font-name="Arial" fo:font-size="2pt" style:font-size-asian="2pt"/>
    </style:style>
    <style:style style:name="P4" style:family="paragraph" style:parent-style-name="Standard">
      <style:text-properties style:font-name="Arial" fo:font-size="4pt" fo:font-weight="bold" style:font-size-asian="4pt" style:font-weight-asian="bold"/>
    </style:style>
    <style:style style:name="P5"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6" style:family="paragraph" style:parent-style-name="Standard">
      <style:paragraph-properties style:snap-to-layout-grid="false"/>
    </style:style>
    <style:style style:name="P7" style:family="paragraph" style:parent-style-name="Standard">
      <style:paragraph-properties fo:margin-top="0.035cm" fo:margin-bottom="0cm"/>
      <style:text-properties style:font-name="Arial" fo:font-size="9pt" fo:font-weight="bold" style:font-size-asian="9pt" style:font-weight-asian="bold"/>
    </style:style>
    <style:style style:name="P8"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9"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10" style:family="paragraph" style:parent-style-name="Heading_20_2">
      <style:paragraph-properties style:snap-to-layout-grid="false"/>
      <style:text-properties fo:font-size="10pt" fo:font-weight="bold" style:font-size-asian="10pt" style:font-weight-asian="bold"/>
    </style:style>
    <style:style style:name="P11" style:family="paragraph" style:parent-style-name="Heading_20_3">
      <style:paragraph-properties style:snap-to-layout-grid="false"/>
    </style:style>
    <style:style style:name="P12" style:family="paragraph" style:parent-style-name="Heading_20_1">
      <style:paragraph-properties style:snap-to-layout-grid="false"/>
      <style:text-properties fo:font-size="11pt" fo:font-weight="normal" style:font-size-asian="11pt" style:font-weight-asian="normal"/>
    </style:style>
    <style:style style:name="P13" style:family="paragraph" style:parent-style-name="Heading_20_1">
      <style:paragraph-properties style:snap-to-layout-grid="false"/>
      <style:text-properties fo:font-size="11pt" fo:language="it" fo:country="IT" fo:font-weight="normal" style:font-size-asian="11pt" style:font-weight-asian="normal"/>
    </style:style>
    <style:style style:name="P14" style:family="paragraph" style:parent-style-name="Heading_20_1">
      <style:paragraph-properties fo:text-align="center" style:justify-single-word="false" style:snap-to-layout-grid="false"/>
      <style:text-properties fo:font-size="11pt" fo:language="it" fo:country="IT" style:font-size-asian="11pt"/>
    </style:style>
    <style:style style:name="P15" style:family="paragraph" style:parent-style-name="Heading_20_1">
      <style:paragraph-properties fo:text-align="center" style:justify-single-word="false" style:snap-to-layout-grid="false"/>
      <style:text-properties fo:font-size="11pt" style:font-size-asian="11pt"/>
    </style:style>
    <style:style style:name="P16" style:family="paragraph" style:parent-style-name="Footer">
      <style:paragraph-properties fo:text-align="justify" style:justify-single-word="false"/>
      <style:text-properties fo:font-size="8pt" style:font-size-asian="8pt"/>
    </style:style>
    <style:style style:name="P17" style:family="paragraph" style:parent-style-name="Footer">
      <style:paragraph-properties fo:text-align="justify" style:justify-single-word="false"/>
      <style:text-properties fo:font-size="3pt" style:font-size-asian="3pt"/>
    </style:style>
    <style:style style:name="P18" style:family="paragraph" style:parent-style-name="Footer">
      <style:paragraph-properties>
        <style:tab-stops>
          <style:tab-stop style:position="8.001cm" style:type="center"/>
          <style:tab-stop style:position="17.253cm" style:type="right"/>
        </style:tab-stops>
      </style:paragraph-properties>
    </style:style>
    <style:style style:name="P19" style:family="paragraph" style:parent-style-name="Header">
      <style:paragraph-properties style:snap-to-layout-grid="false"/>
    </style:style>
    <style:style style:name="P20" style:family="paragraph" style:parent-style-name="Header">
      <style:paragraph-properties style:snap-to-layout-grid="false">
        <style:tab-stops/>
      </style:paragraph-properties>
      <style:text-properties style:font-name="Arial" fo:font-weight="bold" style:font-weight-asian="bold"/>
    </style:style>
    <style:style style:name="P21"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22" style:family="paragraph" style:parent-style-name="Header">
      <style:paragraph-properties fo:text-align="center" style:justify-single-word="false">
        <style:tab-stops/>
      </style:paragraph-properties>
      <style:text-properties style:font-name="Arial"/>
    </style:style>
    <style:style style:name="P23" style:family="paragraph" style:parent-style-name="Header">
      <style:paragraph-properties fo:text-align="center" style:justify-single-word="false" style:snap-to-layout-grid="false"/>
      <style:text-properties style:font-name="Arial Rounded MT Bold" fo:font-size="20pt" style:font-size-asian="20pt"/>
    </style:style>
    <style:style style:name="P24" style:family="paragraph" style:parent-style-name="Header">
      <style:text-properties fo:font-size="6pt" fo:language="none" fo:country="none" style:font-size-asian="6pt" style:language-asian="none" style:country-asian="none"/>
    </style:style>
    <style:style style:name="P25" style:family="paragraph" style:parent-style-name="Header">
      <style:paragraph-properties fo:margin-top="0.035cm" fo:margin-bottom="0cm"/>
      <style:text-properties style:font-name="Arial"/>
    </style:style>
    <style:style style:name="T1" style:family="text">
      <style:text-properties fo:font-size="12pt" style:font-size-asian="12pt"/>
    </style:style>
    <style:style style:name="T2" style:family="text">
      <style:text-properties style:font-name="Arial"/>
    </style:style>
    <style:style style:name="T3" style:family="text">
      <style:text-properties style:font-name="Arial" fo:font-weight="bold" style:font-weight-asian="bold"/>
    </style:style>
    <style:style style:name="T4" style:family="text">
      <style:text-properties style:font-name="Arial" fo:font-size="8pt" fo:font-weight="bold" style:font-size-asian="8pt" style:font-weight-asian="bold"/>
    </style:style>
    <style:style style:name="T5" style:family="text">
      <style:text-properties style:font-name="Arial" fo:font-size="22pt" fo:font-weight="bold" style:font-size-asian="22pt" style:font-weight-asian="bold"/>
    </style:style>
    <style:style style:name="T6" style:family="text">
      <style:text-properties style:font-name="Arial" fo:font-size="16pt" fo:font-weight="bold" style:font-size-asian="16pt" style:font-weight-asian="bold"/>
    </style:style>
    <style:style style:name="T7" style:family="text">
      <style:text-properties fo:language="it" fo:country="IT"/>
    </style:style>
    <style:style style:name="T8" style:family="text">
      <style:text-properties style:font-name="Symbol" fo:font-size="8pt" fo:font-weight="bold" style:font-size-asian="8pt" style:font-weight-asian="bold"/>
    </style:style>
    <style:style style:name="T9" style:family="text">
      <style:text-properties style:font-name="Symbol" fo:font-size="8pt" style:font-size-asian="8pt"/>
    </style:style>
    <style:style style:name="T10" style:family="text">
      <style:text-properties fo:font-size="8pt" style:font-size-asian="8pt"/>
    </style:style>
    <style:style style:name="T11" style:family="text">
      <style:text-properties fo:font-size="8pt" fo:font-weight="normal" style:font-size-asian="8pt" style:font-weight-asian="normal"/>
    </style:style>
    <style:style style:name="T12" style:family="text">
      <style:text-properties fo:font-size="6pt" style:font-size-asian="6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Jahrgang: <text:s text:c="4"/></text:p>
          </table:table-cell>
          <table:table-cell table:style-name="Table1.A1" office:value-type="string">
            <text:p text:style-name="P20">Schuljahr: <text:s/></text:p>
          </table:table-cell>
          <table:table-cell table:style-name="Table1.C1" office:value-type="string">
            <text:p text:style-name="P1">Diplomand/in : <text:s text:c="4"/></text:p>
          </table:table-cell>
        </table:table-row>
        <table:table-row table:style-name="Table1.1">
          <table:table-cell table:style-name="Table1.C1" table:number-columns-spanned="3" office:value-type="string">
            <text:p text:style-name="P1">Projekttitel: <text:s text:c="6"/></text:p>
          </table:table-cell>
          <table:covered-table-cell/>
          <table:covered-table-cell/>
        </table:table-row>
      </table:table>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6"><text:span text:style-name="T3">Kalenderwoche: 27 <text:s/></text:span></text:p>
          </table:table-cell>
          <table:covered-table-cell/>
          <table:table-cell table:style-name="Table2.C1" table:number-columns-spanned="2" office:value-type="string">
            <text:p text:style-name="P1">Stundensumme: <text:s text:c="4"/></text:p>
          </table:table-cell>
          <table:covered-table-cell/>
        </table:table-row>
        <table:table-row table:style-name="Table2.2">
          <table:table-cell table:style-name="Table2.A2" office:value-type="string">
            <text:h text:style-name="P13" text:outline-level="1">MO</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DI</text:h>
          </table:table-cell>
          <table:table-cell table:style-name="Table2.A2" table:number-columns-spanned="2" office:value-type="string">
            <text:h text:style-name="P13" text:outline-level="1">Antrag abgegeben, Software für Luminary gesucht</text:h>
          </table:table-cell>
          <table:covered-table-cell/>
          <table:table-cell table:style-name="Table2.D2" office:value-type="string">
            <text:h text:style-name="P14" text:outline-level="1">2</text:h>
          </table:table-cell>
        </table:table-row>
        <table:table-row table:style-name="Table2.2">
          <table:table-cell table:style-name="Table2.A2" office:value-type="string">
            <text:h text:style-name="P13" text:outline-level="1">MI</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DO</text:h>
          </table:table-cell>
          <table:table-cell table:style-name="Table2.A2" table:number-columns-spanned="2" office:value-type="string">
            <text:h text:style-name="P13" text:outline-level="1">FreeRTOS Webserver aufsetzen und erste Versuche CGI Schnittstellen zu schaffen</text:h>
          </table:table-cell>
          <table:covered-table-cell/>
          <table:table-cell table:style-name="Table2.D2" office:value-type="string">
            <text:h text:style-name="P14" text:outline-level="1">4</text:h>
          </table:table-cell>
        </table:table-row>
        <table:table-row table:style-name="Table2.2">
          <table:table-cell table:style-name="Table2.A2" office:value-type="string">
            <text:h text:style-name="P13" text:outline-level="1">FR</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SA</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2" text:outline-level="1">SO</text:h>
          </table:table-cell>
          <table:table-cell table:style-name="Table2.A2" table:number-columns-spanned="2" office:value-type="string">
            <text:h text:style-name="P12" text:outline-level="1"/>
          </table:table-cell>
          <table:covered-table-cell/>
          <table:table-cell table:style-name="Table2.D2" office:value-type="string">
            <text:h text:style-name="P15" text:outline-level="1"/>
          </table:table-cell>
        </table:table-row>
        <table:table-row table:style-name="Table2.1">
          <table:table-cell table:style-name="Table2.A1" table:number-columns-spanned="2" office:value-type="string">
            <text:p text:style-name="P6"><text:span text:style-name="T3">Kalenderwoche: 28 <text:s/></text:span></text:p>
          </table:table-cell>
          <table:covered-table-cell/>
          <table:table-cell table:style-name="Table2.C1" table:number-columns-spanned="2" office:value-type="string">
            <text:p text:style-name="P1">Stundensumme: <text:s text:c="4"/></text:p>
          </table:table-cell>
          <table:covered-table-cell/>
        </table:table-row>
        <table:table-row table:style-name="Table2.2">
          <table:table-cell table:style-name="Table2.A2" office:value-type="string">
            <text:h text:style-name="P13" text:outline-level="1">MO</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DI</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MI</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DO</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FR</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SA</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2" text:outline-level="1">SO</text:h>
          </table:table-cell>
          <table:table-cell table:style-name="Table2.A2" table:number-columns-spanned="2" office:value-type="string">
            <text:h text:style-name="P12" text:outline-level="1">SVN einrichten</text:h>
          </table:table-cell>
          <table:covered-table-cell/>
          <table:table-cell table:style-name="Table2.D16" office:value-type="float" office:value="1">
            <text:h text:style-name="P15" text:outline-level="1">1</text:h>
          </table:table-cell>
        </table:table-row>
        <table:table-row table:style-name="Table2.1">
          <table:table-cell table:style-name="Table2.A1" table:number-columns-spanned="2" office:value-type="string">
            <text:p text:style-name="P6"><text:span text:style-name="T3">Kalenderwoche: 29 <text:s text:c="3"/></text:span></text:p>
          </table:table-cell>
          <table:covered-table-cell/>
          <table:table-cell table:style-name="Table2.C1" table:number-columns-spanned="2" office:value-type="string">
            <text:p text:style-name="P1">Stundensumme: </text:p>
          </table:table-cell>
          <table:covered-table-cell/>
        </table:table-row>
        <table:table-row table:style-name="Table2.2">
          <table:table-cell table:style-name="Table2.A2" office:value-type="string">
            <text:h text:style-name="P13" text:outline-level="1">MO</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DI</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MI</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DO</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FR</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SA</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2" text:outline-level="1">SO</text:h>
          </table:table-cell>
          <table:table-cell table:style-name="Table2.A2" table:number-columns-spanned="2" office:value-type="string">
            <text:h text:style-name="P12" text:outline-level="1"/>
          </table:table-cell>
          <table:covered-table-cell/>
          <table:table-cell table:style-name="Table2.D2" office:value-type="string">
            <text:h text:style-name="P15" text:outline-level="1"/>
          </table:table-cell>
        </table:table-row>
        <table:table-row table:style-name="Table2.1">
          <table:table-cell table:style-name="Table2.A1" table:number-columns-spanned="2" office:value-type="string">
            <text:p text:style-name="P6"><text:span text:style-name="T3">Kalenderwoche: 30 <text:s text:c="3"/></text:span></text:p>
          </table:table-cell>
          <table:covered-table-cell/>
          <table:table-cell table:style-name="Table2.C1" table:number-columns-spanned="2" office:value-type="string">
            <text:p text:style-name="P1">Stundensumme: <text:s text:c="2"/></text:p>
          </table:table-cell>
          <table:covered-table-cell/>
        </table:table-row>
        <table:table-row table:style-name="Table2.2">
          <table:table-cell table:style-name="Table2.A26" office:value-type="string">
            <text:h text:style-name="P13" text:outline-level="1">MO</text:h>
          </table:table-cell>
          <table:table-cell table:style-name="Table2.A26" table:number-columns-spanned="2" office:value-type="string">
            <text:h text:style-name="P13" text:outline-level="1"/>
          </table:table-cell>
          <table:covered-table-cell/>
          <table:table-cell table:style-name="Table2.D26" office:value-type="string">
            <text:h text:style-name="P14" text:outline-level="1"/>
          </table:table-cell>
        </table:table-row>
        <table:table-row table:style-name="Table2.2">
          <table:table-cell table:style-name="Table2.A2" office:value-type="string">
            <text:h text:style-name="P13" text:outline-level="1">DI</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MI</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DO</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FR</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3" text:outline-level="1">SA</text:h>
          </table:table-cell>
          <table:table-cell table:style-name="Table2.A2" table:number-columns-spanned="2" office:value-type="string">
            <text:h text:style-name="P13" text:outline-level="1"/>
          </table:table-cell>
          <table:covered-table-cell/>
          <table:table-cell table:style-name="Table2.D2" office:value-type="string">
            <text:h text:style-name="P14" text:outline-level="1"/>
          </table:table-cell>
        </table:table-row>
        <table:table-row table:style-name="Table2.2">
          <table:table-cell table:style-name="Table2.A2" office:value-type="string">
            <text:h text:style-name="P12" text:outline-level="1">SO</text:h>
          </table:table-cell>
          <table:table-cell table:style-name="Table2.A2" table:number-columns-spanned="2" office:value-type="string">
            <text:h text:style-name="P12" text:outline-level="1"/>
          </table:table-cell>
          <table:covered-table-cell/>
          <table:table-cell table:style-name="Table2.D2" office:value-type="string">
            <text:h text:style-name="P15" text:outline-level="1"/>
          </table:table-cell>
        </table:table-row>
      </table:table>
      <text:p text:style-name="P3"/>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Erreichte Ziele:</text:p>
          </table:table-cell>
          <table:table-cell table:style-name="Table3.B1" office:value-type="string">
            <text:p text:style-name="P6"><text:span text:style-name="T8"></text:span><text:span text:style-name="T4"> <text:s/>Lösungsuche</text:span></text:p>
          </table:table-cell>
          <table:table-cell table:style-name="Table3.C1" office:value-type="string">
            <text:p text:style-name="P6"><text:span text:style-name="T8"></text:span><text:span text:style-name="T4"> <text:s/>Test</text:span></text:p>
          </table:table-cell>
        </table:table-row>
        <table:table-row table:style-name="Table3.1">
          <table:covered-table-cell/>
          <table:table-cell table:style-name="Table3.B1" office:value-type="string">
            <text:p text:style-name="P6"><text:span text:style-name="T8"></text:span><text:span text:style-name="T4"> <text:s/>Planung/Konstr.</text:span></text:p>
          </table:table-cell>
          <table:table-cell table:style-name="Table3.C1" office:value-type="string">
            <text:h text:style-name="P11" text:outline-level="3"><text:span text:style-name="T9"></text:span><text:span text:style-name="T10"> </text:span><text:span text:style-name="T11"><text:s/></text:span><text:span text:style-name="T10">Dokumentation</text:span></text:h>
          </table:table-cell>
        </table:table-row>
        <table:table-row table:style-name="Table3.1">
          <table:covered-table-cell/>
          <table:table-cell table:style-name="Table3.B1" office:value-type="string">
            <text:p text:style-name="P6"><text:span text:style-name="T8"></text:span><text:span text:style-name="T4"> <text:s/>Aufbau</text:span></text:p>
          </table:table-cell>
          <table:table-cell table:style-name="Table3.C1" office:value-type="string">
            <text:p text:style-name="P6"><text:span text:style-name="T8"></text:span><text:span text:style-name="T4"> <text:s/>Präsentation</text:span></text:p>
          </table:table-cell>
        </table:table-row>
        <table:table-row table:style-name="Table3.4">
          <table:table-cell table:style-name="Table3.A1" table:number-rows-spanned="3" office:value-type="string">
            <text:p text:style-name="P1">Nächste Tätigkeiten:</text:p>
          </table:table-cell>
          <table:table-cell table:style-name="Table3.B1" office:value-type="string">
            <text:p text:style-name="P6"><text:span text:style-name="T8"></text:span><text:span text:style-name="T4"> <text:s/>Lösungsuche</text:span></text:p>
          </table:table-cell>
          <table:table-cell table:style-name="Table3.C1" office:value-type="string">
            <text:p text:style-name="P6"><text:span text:style-name="T8"></text:span><text:span text:style-name="T4"> <text:s/>Test</text:span></text:p>
          </table:table-cell>
        </table:table-row>
        <table:table-row table:style-name="Table3.4">
          <table:covered-table-cell/>
          <table:table-cell table:style-name="Table3.B1" office:value-type="string">
            <text:p text:style-name="P6"><text:span text:style-name="T8"></text:span><text:span text:style-name="T4"> <text:s/>Planung/Konstr.</text:span></text:p>
          </table:table-cell>
          <table:table-cell table:style-name="Table3.C1" office:value-type="string">
            <text:h text:style-name="P11" text:outline-level="3"><text:span text:style-name="T9"></text:span><text:span text:style-name="T10"> </text:span><text:span text:style-name="T11"><text:s/></text:span><text:span text:style-name="T10">Dokumentation</text:span></text:h>
          </table:table-cell>
        </table:table-row>
        <table:table-row table:style-name="Table3.4">
          <table:covered-table-cell/>
          <table:table-cell table:style-name="Table3.B1" office:value-type="string">
            <text:p text:style-name="P6"><text:span text:style-name="T8"></text:span><text:span text:style-name="T4"> <text:s/>Aufbau</text:span></text:p>
          </table:table-cell>
          <table:table-cell table:style-name="Table3.C1" office:value-type="string">
            <text:p text:style-name="P6"><text:span text:style-name="T8"></text:span><text:span text:style-name="T4"> <text:s/>Präsentation</text:span></text:p>
          </table:table-cell>
        </table:table-row>
      </table:table>
      <text:p text:style-name="P4"/>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10" text:outline-level="2">Unterschrift / Datum</text:h>
          </table:table-cell>
          <table:covered-table-cell/>
          <table:table-cell table:style-name="Table4.C1" table:number-rows-spanned="2" office:value-type="string">
            <text:p text:style-name="P8">Anmerkungen des Projektbetreuers:</text:p>
            <text:p text:style-name="P7"/>
          </table:table-cell>
        </table:table-row>
        <table:table-row table:style-name="Table4.2">
          <table:table-cell table:style-name="Table4.A2" office:value-type="string">
            <text:p text:style-name="P5">Diplomand/in :</text:p>
            <text:p text:style-name="P2"/>
            <text:p text:style-name="P22">__________________</text:p>
          </table:table-cell>
          <table:table-cell table:style-name="Table4.B2" office:value-type="string">
            <text:p text:style-name="P5">Projektbegleiter :</text:p>
            <text:p text:style-name="P2"/>
            <text:p text:style-name="P22">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none" fo:country="none" style:font-size-asian="6pt" style:language-asian="none"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bottom="1.002cm" style:dynamic-spacing="true"/>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Dokumentation und Protokolle/Anzinger - Tagebuch/01.doc</text:file-name></text:span><text:span text:style-name="MT3"><text:tab/><text:tab/></text:span><text:span text:style-name="MT3"><text:date style:data-style-name="N30" text:date-value="2009-09-21T11:21:52">21.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Anzinger Martin</dc:creator>
    <dc:date>2009-09-21T11:21:52</dc:date>
    <meta:print-date>2000-12-19T15:31:00</meta:print-date>
    <meta:editing-cycles>11</meta:editing-cycles>
    <meta:document-statistic meta:table-count="5" meta:image-count="0" meta:object-count="1" meta:page-count="1" meta:paragraph-count="72" meta:word-count="196" meta:character-count="1451"/>
    <meta:generator>OpenOffice.org/3.1$Unix OpenOffice.org_project/310m19$Build-9420</meta:generator>
    <meta:user-defined meta:name="Info 1"/>
    <meta:user-defined meta:name="Info 2"/>
    <meta:user-defined meta:name="Info 3"/>
    <meta:user-defined meta:name="Info 4"/>
  </office:meta>
</office:document-meta>
</file>